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ntityScanner.scanQName( QName qnam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6">
            <text:p text:style-name="Table_20_Contents">26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XMLEntityScanner.scanNCNam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XMLEntityScanner.set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getPublic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getExpandedSystem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EntityScanner.getCharacterOff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EntityScanner.scanChar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MLEntityScanner.fillIn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scanNam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XMLEntityScanner.getLiteralSystem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EntityScanner.scanContent( XMLString content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46">
            <text:p text:style-name="Table_20_Contents">46</text:p>
          </table:table-cell>
          <table:table-cell office:value-type="float" office:value="112">
            <text:p text:style-name="Table_20_Contents">112</text:p>
          </table:table-cell>
        </table:table-row>
        <table:table-row>
          <table:table-cell office:value-type="string">
            <text:p text:style-name="Table_20_Contents">XMLEntityScanner.setXMLVersion( String xml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getEncod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EntityScanner.setEncoding( String encoding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XMLEntityScanner.XMLEntity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ntityScanner.reset( SymbolTable symbolTable , XMLEntityManager entityManager , XMLErrorReporter repo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EntityScanner.skipChar( int c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XMLEntityScanner.getBaseSystem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scanData( String delimiter , XMLStringBuffer buffer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71">
            <text:p text:style-name="Table_20_Contents">71</text:p>
          </table:table-cell>
          <table:table-cell office:value-type="float" office:value="152">
            <text:p text:style-name="Table_20_Contents">152</text:p>
          </table:table-cell>
        </table:table-row>
        <table:table-row>
          <table:table-cell office:value-type="string">
            <text:p text:style-name="Table_20_Contents">XMLEntityScanner.setCurrentEntity( XMLEntityManager . ScannedEntity 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scanLiteral( int quote , XMLString content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54">
            <text:p text:style-name="Table_20_Contents">54</text:p>
          </table:table-cell>
          <table:table-cell office:value-type="float" office:value="114">
            <text:p text:style-name="Table_20_Contents">114</text:p>
          </table:table-cell>
        </table:table-row>
        <table:table-row>
          <table:table-cell office:value-type="string">
            <text:p text:style-name="Table_20_Contents">XMLEntityScanner.skipString( String 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XMLEntityScanner.scanNmtoke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XMLEntityScanner.load( int offset , boolean changeEntity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XMLEntityScanner.getXMLVer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EntityScanner.getColumnNumb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EntityScanner.peekChar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LEntityScanner.getLineNumb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EntityScanner.skipSpaces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XMLEntityScanner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skipDeclSpaces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